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1"/>
        <table:table-row table:style-name="ro1"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HOUR</text:p>
          </table:table-cell>
          <table:table-cell office:value-type="string" calcext:value-type="string">
            <text:p>RS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35M15S" calcext:value-type="time">
            <text:p>12:35:15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35M42S" calcext:value-type="time">
            <text:p>12:35:42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35M56S" calcext:value-type="time">
            <text:p>12:35:56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36M14S" calcext:value-type="time">
            <text:p>12:36:14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36M34S" calcext:value-type="time">
            <text:p>12:36:34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35M33S" calcext:value-type="time">
            <text:p>12:35:33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35M47S" calcext:value-type="time">
            <text:p>12:35:47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36M00S" calcext:value-type="time">
            <text:p>12:36:00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36M29S" calcext:value-type="time">
            <text:p>12:36:29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5M13S" calcext:value-type="time">
            <text:p>12:35:1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5M14S" calcext:value-type="time">
            <text:p>12:35:1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5M18S" calcext:value-type="time">
            <text:p>12:35:18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5M18S" calcext:value-type="time">
            <text:p>12:35:18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5M20S" calcext:value-type="time">
            <text:p>12:35:2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5M23S" calcext:value-type="time">
            <text:p>12:35:2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5M25S" calcext:value-type="time">
            <text:p>12:35:2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5M26S" calcext:value-type="time">
            <text:p>12:35:2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5M26S" calcext:value-type="time">
            <text:p>12:35:2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5M34S" calcext:value-type="time">
            <text:p>12:35:3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5M34S" calcext:value-type="time">
            <text:p>12:35:34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5M36S" calcext:value-type="time">
            <text:p>12:35:3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5M39S" calcext:value-type="time">
            <text:p>12:35:3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5M42S" calcext:value-type="time">
            <text:p>12:35:4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5M43S" calcext:value-type="time">
            <text:p>12:35:4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5M46S" calcext:value-type="time">
            <text:p>12:35:4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5M51S" calcext:value-type="time">
            <text:p>12:35:51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5M51S" calcext:value-type="time">
            <text:p>12:35:5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5M58S" calcext:value-type="time">
            <text:p>12:35:58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6M04S" calcext:value-type="time">
            <text:p>12:36:0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6M11S" calcext:value-type="time">
            <text:p>12:36:1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6M11S" calcext:value-type="time">
            <text:p>12:36:1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6M14S" calcext:value-type="time">
            <text:p>12:36:1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6M14S" calcext:value-type="time">
            <text:p>12:36:1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6M19S" calcext:value-type="time">
            <text:p>12:36:19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6M22S" calcext:value-type="time">
            <text:p>12:36:22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6M22S" calcext:value-type="time">
            <text:p>12:36:2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6M22S" calcext:value-type="time">
            <text:p>12:36:2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6M25S" calcext:value-type="time">
            <text:p>12:36:2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6M27S" calcext:value-type="time">
            <text:p>12:36:2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6M27S" calcext:value-type="time">
            <text:p>12:36:27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6M28S" calcext:value-type="time">
            <text:p>12:36:28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6M29S" calcext:value-type="time">
            <text:p>12:36:29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6M34S" calcext:value-type="time">
            <text:p>12:36:34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6M35S" calcext:value-type="time">
            <text:p>12:36:3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5M13S" calcext:value-type="time">
            <text:p>12:35:1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5M13S" calcext:value-type="time">
            <text:p>12:35:1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5M13S" calcext:value-type="time">
            <text:p>12:35:1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5M19S" calcext:value-type="time">
            <text:p>12:35:1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5M19S" calcext:value-type="time">
            <text:p>12:35:1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5M25S" calcext:value-type="time">
            <text:p>12:35:2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5M29S" calcext:value-type="time">
            <text:p>12:35:2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5M32S" calcext:value-type="time">
            <text:p>12:35:3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5M36S" calcext:value-type="time">
            <text:p>12:35:3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5M39S" calcext:value-type="time">
            <text:p>12:35:3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5M41S" calcext:value-type="time">
            <text:p>12:35:4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5M43S" calcext:value-type="time">
            <text:p>12:35:4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5M47S" calcext:value-type="time">
            <text:p>12:35:4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5M49S" calcext:value-type="time">
            <text:p>12:35:4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5M51S" calcext:value-type="time">
            <text:p>12:35:5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5M59S" calcext:value-type="time">
            <text:p>12:35:5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6M00S" calcext:value-type="time">
            <text:p>12:36:0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6M04S" calcext:value-type="time">
            <text:p>12:36:0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6M06S" calcext:value-type="time">
            <text:p>12:36:06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6M11S" calcext:value-type="time">
            <text:p>12:36:1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6M14S" calcext:value-type="time">
            <text:p>12:36:1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6M18S" calcext:value-type="time">
            <text:p>12:36:1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6M20S" calcext:value-type="time">
            <text:p>12:36:2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6M24S" calcext:value-type="time">
            <text:p>12:36:2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6M27S" calcext:value-type="time">
            <text:p>12:36:2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6M29S" calcext:value-type="time">
            <text:p>12:36:2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6M30S" calcext:value-type="time">
            <text:p>12:36:30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6M33S" calcext:value-type="time">
            <text:p>12:36:3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6M35S" calcext:value-type="time">
            <text:p>12:36:35</text:p>
          </table:table-cell>
          <table:table-cell office:value-type="float" office:value="-74" calcext:value-type="float">
            <text:p>-74</text:p>
          </table:table-cell>
        </table:table-row>
      </table:table>
      <table:named-expressions/>
      <table:database-ranges>
        <table:database-range table:name="__Anonymous_Sheet_DB__0" table:target-range-address="Sheet1.A2:Sheet1.C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8:18:43.418387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20:04:05.292529433</meta:creation-date>
    <dc:date>2019-12-16T18:20:19.774162103</dc:date>
    <meta:editing-duration>PT6M55S</meta:editing-duration>
    <meta:editing-cycles>5</meta:editing-cycles>
    <meta:generator>LibreOffice/6.0.7.3$Linux_X86_64 LibreOffice_project/00m0$Build-3</meta:generator>
    <meta:document-statistic meta:table-count="1" meta:cell-count="222" meta:object-count="0"/>
  </office:meta>
</office:document-meta>
</file>